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0000000027D000002978B5E4F8641124DF0.png" manifest:media-type="image/png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paragraph" svg:width="12.741cm" svg:height="13.259cm" draw:z-index="0"><draw:image xlink:href="Pictures/100000000000027D000002978B5E4F8641124DF0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1-11-10T20:35:40.363376000</meta:creation-date>
    <dc:date>2021-11-20T11:13:48.436379000</dc:date>
    <meta:editing-duration>PT1M11S</meta:editing-duration>
    <meta:editing-cycles>4</meta:editing-cycles>
    <meta:generator>LibreOffice/6.3.3.2$MacOSX_X86_64 LibreOffice_project/a64200df03143b798afd1ec74a12ab50359878ed</meta:generator>
    <meta:document-statistic meta:table-count="0" meta:image-count="1" meta:object-count="0" meta:page-count="1" meta:paragraph-count="0" meta:word-count="0" meta:character-count="0" meta:non-whitespace-character-count="0"/>
  </office:meta>
</office:document-meta>
</file>